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OCUMENTACJA SKRYPTU build.sh</text:p>
      <text:p text:style-name="Text_20_body">Plik <text:span text:style-name="Source_20_Text">build.sh</text:span> to skrypt automatyzujący kompilację, pakowanie i uruchomienie aplikacji JavaFX za pomocą Mavena i Javy.</text:p>
      <text:list text:style-name="L1">
        <text:list-item>
          <text:p text:style-name="P1">Nagłówek i konfiguracja</text:p>
        </text:list-item>
      </text:list>
      <text:p text:style-name="Preformatted_20_Text"><text:span text:style-name="Source_20_Text">#!/usr/bin/env bash</text:span></text:p>
      <text:p text:style-name="Preformatted_20_Text"><text:span text:style-name="Source_20_Text">set -euo pipefail</text:span></text:p>
      <text:p text:style-name="P2"><text:span text:style-name="Source_20_Text">IFS=$'\n\t'</text:span></text:p>
      <text:p text:style-name="Text_20_body">Opis:</text:p>
      <text:list text:style-name="L2">
        <text:list-item>
          <text:p text:style-name="P3"><text:span text:style-name="Source_20_Text">set -euo pipefail</text:span> – skrypt przerywa działanie przy błędzie, użyciu niezdefiniowanej zmiennej lub błędzie w potoku.</text:p>
        </text:list-item>
        <text:list-item>
          <text:p text:style-name="P3"><text:span text:style-name="Source_20_Text">IFS</text:span> – ustawia wewnętrzny separator pól dla bezpiecznego przetwarzania linii.</text:p>
        </text:list-item>
      </text:list>
      <text:list text:style-name="L3">
        <text:list-item>
          <text:p text:style-name="P4">Zmienne konfiguracyjne</text:p>
        </text:list-item>
      </text:list>
      <text:p text:style-name="Preformatted_20_Text"><text:span text:style-name="Source_20_Text">JAVA_FX_SDK="${JAVA_FX_SDK:-/opt/javafx-sdk-21/javafx-sdk-21.0.7/lib}"</text:span></text:p>
      <text:p text:style-name="Preformatted_20_Text"><text:span text:style-name="Source_20_Text">MAVEN_ARGS="${MAVEN_ARGS:-}"</text:span></text:p>
      <text:p text:style-name="P2"><text:span text:style-name="Source_20_Text">JAVA_ARGS="${JAVA_ARGS:-}"</text:span></text:p>
      <text:p text:style-name="Text_20_body">Opis:</text:p>
      <text:list text:style-name="L4">
        <text:list-item>
          <text:p text:style-name="P5"><text:span text:style-name="Source_20_Text">JAVA_FX_SDK</text:span> – ścieżka do katalogu <text:span text:style-name="Source_20_Text">lib</text:span> JavaFX (można nadpisać przez zmienną środowiskową).</text:p>
        </text:list-item>
        <text:list-item>
          <text:p text:style-name="P5"><text:span text:style-name="Source_20_Text">MAVEN_ARGS</text:span> – dodatkowe argumenty przekazywane do <text:span text:style-name="Source_20_Text">mvn</text:span>.</text:p>
        </text:list-item>
        <text:list-item>
          <text:p text:style-name="P5"><text:span text:style-name="Source_20_Text">JAVA_ARGS</text:span> – dodatkowe argumenty przekazywane do <text:span text:style-name="Source_20_Text">java</text:span>.</text:p>
        </text:list-item>
      </text:list>
      <text:list text:style-name="L5">
        <text:list-item>
          <text:p text:style-name="P6">Ścieżki projektu</text:p>
        </text:list-item>
      </text:list>
      <text:p text:style-name="Preformatted_20_Text"><text:span text:style-name="Source_20_Text">PROJECT_DIR="$(cd "$(dirname "${BASH_SOURCE[0]}")" &amp;&amp; pwd)"</text:span></text:p>
      <text:p text:style-name="Preformatted_20_Text"><text:span text:style-name="Source_20_Text">OUT_DIR="$PROJECT_DIR/out"</text:span></text:p>
      <text:p text:style-name="Preformatted_20_Text"><text:span text:style-name="Source_20_Text">TARGET_JAR="$PROJECT_DIR/target/original-netit-0.2.jar"</text:span></text:p>
      <text:p text:style-name="P2"><text:span text:style-name="Source_20_Text">OUTPUT_JAR="$OUT_DIR/netit.jar"</text:span></text:p>
      <text:p text:style-name="Text_20_body">Opis:</text:p>
      <text:list text:style-name="L6">
        <text:list-item>
          <text:p text:style-name="P7"><text:span text:style-name="Source_20_Text">PROJECT_DIR</text:span> – katalog bazowy projektu (gdzie znajduje się skrypt).</text:p>
        </text:list-item>
        <text:list-item>
          <text:p text:style-name="P7"><text:span text:style-name="Source_20_Text">OUT_DIR</text:span> – katalog wyjściowy, do którego kopiowane są pliki i JAR.</text:p>
        </text:list-item>
        <text:list-item>
          <text:p text:style-name="P7"><text:span text:style-name="Source_20_Text">TARGET_JAR</text:span> – lokalizacja zbudowanego przez Mavena JAR-a.</text:p>
        </text:list-item>
        <text:list-item>
          <text:p text:style-name="P7"><text:span text:style-name="Source_20_Text">OUTPUT_JAR</text:span> – docelowa nazwa JAR-a w katalogu <text:span text:style-name="Source_20_Text">out</text:span>.</text:p>
        </text:list-item>
      </text:list>
      <text:list text:style-name="L7">
        <text:list-item>
          <text:p text:style-name="P8">Funkcje pomocnicze</text:p>
        </text:list-item>
      </text:list>
      <text:p text:style-name="Preformatted_20_Text"><text:span text:style-name="Source_20_Text">log() <text:s text:c="3"/>{ echo -e "\e[1;34m[INFO]\e[0m $*"; }</text:span></text:p>
      <text:p text:style-name="Preformatted_20_Text"><text:span text:style-name="Source_20_Text">warn() <text:s text:c="2"/>{ echo -e "\e[1;33m[WARN]\e[0m $*" &gt;&amp;2; }</text:span></text:p>
      <text:p text:style-name="Preformatted_20_Text"><text:span text:style-name="Source_20_Text">error() <text:s/>{ echo -e "\e[1;31m[ERROR]\e[0m $*" &gt;&amp;2; exit 1; }</text:span></text:p>
      <text:p text:style-name="Preformatted_20_Text"><text:span text:style-name="Source_20_Text">usage() <text:s/>{</text:span></text:p>
      <text:p text:style-name="Preformatted_20_Text"><text:span text:style-name="Source_20_Text"><text:s text:c="2"/>cat &lt;&lt;EOF</text:span></text:p>
      <text:p text:style-name="Preformatted_20_Text"><text:span text:style-name="Source_20_Text">Użycie: $(basename "$0") [--clean] [--help]</text:span></text:p>
      <text:p text:style-name="Preformatted_20_Text"><text:span text:style-name="Source_20_Text">...</text:span></text:p>
      <text:p text:style-name="Preformatted_20_Text"><text:span text:style-name="Source_20_Text">EOF</text:span></text:p>
      <text:p text:style-name="Preformatted_20_Text"><text:span text:style-name="Source_20_Text"><text:s text:c="2"/>exit 0</text:span></text:p>
      <text:p text:style-name="P2"><text:soft-page-break/><text:span text:style-name="Source_20_Text">}</text:span></text:p>
      <text:p text:style-name="Text_20_body">Opis:</text:p>
      <text:list text:style-name="L8">
        <text:list-item>
          <text:p text:style-name="P9"><text:span text:style-name="Source_20_Text">log</text:span>, <text:span text:style-name="Source_20_Text">warn</text:span>, <text:span text:style-name="Source_20_Text">error</text:span> – wypisują komunikaty w kolorze (info, ostrzeżenie, błąd).</text:p>
        </text:list-item>
        <text:list-item>
          <text:p text:style-name="P9"><text:span text:style-name="Source_20_Text">usage</text:span> – wyświetla pomoc i przerywa działanie.</text:p>
        </text:list-item>
      </text:list>
      <text:list text:style-name="L9">
        <text:list-item>
          <text:p text:style-name="P10">Parsowanie opcji</text:p>
        </text:list-item>
      </text:list>
      <text:p text:style-name="Preformatted_20_Text"><text:span text:style-name="Source_20_Text">CLEAN=false</text:span></text:p>
      <text:p text:style-name="Preformatted_20_Text"><text:span text:style-name="Source_20_Text">while [[ $# -gt 0 ]]; do</text:span></text:p>
      <text:p text:style-name="Preformatted_20_Text"><text:span text:style-name="Source_20_Text"><text:s text:c="2"/>case $1 in</text:span></text:p>
      <text:p text:style-name="Preformatted_20_Text"><text:span text:style-name="Source_20_Text"><text:s text:c="4"/>--clean) CLEAN=true; shift;;</text:span></text:p>
      <text:p text:style-name="Preformatted_20_Text"><text:span text:style-name="Source_20_Text"><text:s text:c="4"/>--help) <text:s/>usage;;</text:span></text:p>
      <text:p text:style-name="Preformatted_20_Text"><text:span text:style-name="Source_20_Text"><text:s text:c="4"/>*) <text:s text:c="6"/>error "Nieznana opcja: $1";;</text:span></text:p>
      <text:p text:style-name="Preformatted_20_Text"><text:span text:style-name="Source_20_Text"><text:s text:c="2"/>esac</text:span></text:p>
      <text:p text:style-name="P2"><text:span text:style-name="Source_20_Text">done</text:span></text:p>
      <text:p text:style-name="Text_20_body">Opis:</text:p>
      <text:list text:style-name="L10">
        <text:list-item>
          <text:p text:style-name="P11">Obsługa <text:span text:style-name="Source_20_Text">--clean</text:span> (usunięcie katalogów <text:span text:style-name="Source_20_Text">target</text:span> i <text:span text:style-name="Source_20_Text">out</text:span>) oraz <text:span text:style-name="Source_20_Text">--help</text:span>.</text:p>
        </text:list-item>
      </text:list>
      <text:list text:style-name="L11">
        <text:list-item>
          <text:p text:style-name="P12">Czyszczenie (opcjonalne)</text:p>
        </text:list-item>
      </text:list>
      <text:p text:style-name="Preformatted_20_Text"><text:span text:style-name="Source_20_Text">if $CLEAN; then</text:span></text:p>
      <text:p text:style-name="Preformatted_20_Text"><text:span text:style-name="Source_20_Text"><text:s text:c="2"/>log "Czyszczenie katalogów target i out..."</text:span></text:p>
      <text:p text:style-name="Preformatted_20_Text"><text:span text:style-name="Source_20_Text"><text:s text:c="2"/>rm -rf "$PROJECT_DIR/target" "$OUT_DIR"</text:span></text:p>
      <text:p text:style-name="P2"><text:span text:style-name="Source_20_Text">fi</text:span></text:p>
      <text:p text:style-name="Text_20_body">Opis:</text:p>
      <text:list text:style-name="L12">
        <text:list-item>
          <text:p text:style-name="P13">Jeśli <text:span text:style-name="Source_20_Text">--clean</text:span>, usuwa katalogi z poprzednimi wynikami budowy.</text:p>
        </text:list-item>
      </text:list>
      <text:list text:style-name="L13">
        <text:list-item>
          <text:p text:style-name="P14">Faza 1: budowa Maven</text:p>
        </text:list-item>
      </text:list>
      <text:p text:style-name="Preformatted_20_Text"><text:span text:style-name="Source_20_Text">log "Buduję projekt z Mavenem…"</text:span></text:p>
      <text:p text:style-name="P2"><text:span text:style-name="Source_20_Text">mvn $MAVEN_ARGS clean package</text:span></text:p>
      <text:p text:style-name="Text_20_body">Opis:</text:p>
      <text:list text:style-name="L14">
        <text:list-item>
          <text:p text:style-name="P15">Uruchamia Mavena, czyści i pakuje projekt.</text:p>
        </text:list-item>
      </text:list>
      <text:list text:style-name="L15">
        <text:list-item>
          <text:p text:style-name="P16">Faza 2: przygotowanie katalogu wyjściowego</text:p>
        </text:list-item>
      </text:list>
      <text:p text:style-name="Preformatted_20_Text"><text:span text:style-name="Source_20_Text">log "Przygotowuję katalog wyjściowy: $OUT_DIR"</text:span></text:p>
      <text:p text:style-name="Preformatted_20_Text"><text:span text:style-name="Source_20_Text">mkdir -p "$OUT_DIR"</text:span></text:p>
      <text:p text:style-name="Preformatted_20_Text"><text:span text:style-name="Source_20_Text">[[ -f "$TARGET_JAR" ]] || error "Nie odnaleziono JAR-a: $TARGET_JAR"</text:span></text:p>
      <text:p text:style-name="Preformatted_20_Text"/>
      <text:p text:style-name="Preformatted_20_Text"><text:span text:style-name="Source_20_Text">log "Kopiuję folder 'files' do katalogu $OUT_DIR"</text:span></text:p>
      <text:p text:style-name="Preformatted_20_Text"><text:span text:style-name="Source_20_Text">cp -av "$PROJECT_DIR/files" "$OUT_DIR/"</text:span></text:p>
      <text:p text:style-name="Preformatted_20_Text"/>
      <text:p text:style-name="Preformatted_20_Text"><text:span text:style-name="Source_20_Text">log "Kopiuję JAR do $OUT_DIR jako $OUTPUT_JAR"</text:span></text:p>
      <text:p text:style-name="P2"><text:span text:style-name="Source_20_Text">cp "$TARGET_JAR" "$OUTPUT_JAR"</text:span></text:p>
      <text:p text:style-name="Text_20_body">Opis:</text:p>
      <text:list text:style-name="L16">
        <text:list-item>
          <text:p text:style-name="P17">Tworzy katalog <text:span text:style-name="Source_20_Text">out</text:span>, sprawdza istnienie JAR-a, kopiuje folder <text:span text:style-name="Source_20_Text">files</text:span> i JAR do <text:span text:style-name="Source_20_Text">out</text:span>.</text:p>
        </text:list-item>
      </text:list>
      <text:list text:style-name="L17">
        <text:list-header>
          <text:p text:style-name="P18"/>
          <text:p text:style-name="P18"/>
        </text:list-header>
        <text:list-item>
          <text:p text:style-name="P18"><text:soft-page-break/>Faza 3: uruchomienie aplikacji</text:p>
        </text:list-item>
      </text:list>
      <text:p text:style-name="Preformatted_20_Text"><text:span text:style-name="Source_20_Text">log "Uruchamiam aplikację JavaFX…"</text:span></text:p>
      <text:p text:style-name="Preformatted_20_Text"><text:span text:style-name="Source_20_Text">java \</text:span></text:p>
      <text:p text:style-name="Preformatted_20_Text"><text:span text:style-name="Source_20_Text"><text:s text:c="2"/>--module-path "$JAVA_FX_SDK" \</text:span></text:p>
      <text:p text:style-name="Preformatted_20_Text"><text:span text:style-name="Source_20_Text"><text:s text:c="2"/>--add-modules javafx.controls,javafx.fxml \</text:span></text:p>
      <text:p text:style-name="Preformatted_20_Text"><text:span text:style-name="Source_20_Text"><text:s text:c="2"/>$JAVA_ARGS \</text:span></text:p>
      <text:p text:style-name="P2"><text:span text:style-name="Source_20_Text"><text:s text:c="2"/>-jar "$OUTPUT_JAR"</text:span></text:p>
      <text:p text:style-name="Text_20_body">Opis:</text:p>
      <text:list text:style-name="L18">
        <text:list-item>
          <text:p text:style-name="P19">Uruchamia skopiowany JAR z ustawioną ścieżką modułów JavaFX i przekazaną konfiguracją.</text:p>
        </text:list-item>
      </text:list>
      <text:p text:style-name="Text_20_body">Uwagi końcowe</text:p>
      <text:list text:style-name="L19">
        <text:list-item>
          <text:p text:style-name="P20">Skrypt zakłada, że lokalizacja SDK JavaFX jest poprawna lub nadpisana przez <text:span text:style-name="Source_20_Text">JAVA_FX_SDK</text:span>.</text:p>
        </text:list-item>
        <text:list-item>
          <text:p text:style-name="P20">Folder <text:span text:style-name="Source_20_Text">files</text:span> powinien zawierać zasoby (obrazy) potrzebne aplikacji.</text:p>
        </text:list-item>
        <text:list-item>
          <text:p text:style-name="P20">Przed uruchomieniem warto nadać plikowi <text:span text:style-name="Source_20_Text">build.sh</text:span> prawo do wykonania (<text:span text:style-name="Source_20_Text">chmod +x build.sh</text:span>).</text:p>
        </text:list-item>
      </text:list>
      <text:p text:style-name="Text_20_body">Dokumentacja przygotowana przez ChatGP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0:00:08.440695259</meta:creation-date>
    <dc:date>2025-07-02T10:00:25.877807066</dc:date>
    <meta:editing-duration>PT18S</meta:editing-duration>
    <meta:editing-cycles>1</meta:editing-cycles>
    <meta:document-statistic meta:table-count="0" meta:image-count="0" meta:object-count="0" meta:page-count="3" meta:paragraph-count="88" meta:word-count="427" meta:character-count="3144" meta:non-whitespace-character-count="2785"/>
    <meta:generator>LibreOffice/25.2.4.3$Linux_X86_64 LibreOffice_project/520$Build-3</meta:generator>
  </office:meta>
</office:document-meta>
</file>